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style:style>
    <style:style style:name="P2" style:family="paragraph" style:parent-style-name="Text_20_body">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Liberation Serif"/>
    </style:style>
    <style:style style:name="P4" style:family="paragraph" style:parent-style-name="Text_20_body">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7" style:family="paragraph" style:parent-style-name="Heading_20_3">
      <style:paragraph-properties fo:text-align="center" style:justify-single-word="false"/>
      <style:text-properties style:font-name="Liberation Serif" fo:font-size="18pt" style:font-size-asian="18pt" style:font-size-complex="18pt"/>
    </style:style>
    <style:style style:name="P8" style:family="paragraph" style:parent-style-name="Text_20_body" style:list-style-name="L1">
      <style:paragraph-properties fo:margin-left="0cm" fo:margin-right="0cm" fo:margin-top="0cm" fo:margin-bottom="0cm" style:line-height-at-least="0.556cm" fo:text-indent="0cm" style:auto-text-indent="false" fo:padding="0cm" fo:border="none"/>
      <style:text-properties fo:font-variant="normal" fo:text-transform="none" fo:color="#111111" style:font-name="Liberation Serif" fo:font-size="12pt" fo:letter-spacing="normal" fo:font-style="normal" fo:font-weight="normal" style:font-size-asian="12pt" style:font-size-complex="12pt"/>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fo:font-size="12pt" fo:letter-spacing="normal" fo:font-style="normal" fo:font-weight="normal" style:font-size-asian="10.5pt" style:font-weight-asian="normal" style:font-size-complex="12pt" style:font-weight-complex="normal"/>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color="#000000" fo:font-size="16pt" fo:letter-spacing="normal" fo:font-style="normal" style:font-size-complex="16pt"/>
    </style:style>
    <style:style style:name="T8" style:family="text">
      <style:text-properties fo:font-variant="normal" fo:text-transform="none" fo:color="#111111" fo:font-size="12pt" fo:letter-spacing="normal" fo:font-style="normal"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color="#eb613d"/>
    </style:style>
    <style:style style:name="T11" style:family="text">
      <style:text-properties fo:color="#000000"/>
    </style:style>
    <text:list-style style:name="L1">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bookmark text:name="section-102.2"/>102.2 Install a boot manager</text:h>
      <text:p text:style-name="P1"><text:span text:style-name="T1"><text:line-break/></text:span><text:span text:style-name="T4">Select, install, and configure a boot manager. Tasks include providing alternative boot locations and backup boot options, installing and configuring a boot loader such as GRUB or GRUB 2, and interacting with the boot loader.</text:span></text:p>
      <text:p text:style-name="P5"><text:line-break/><text:span text:style-name="T9">Boot process</text:span> = computer switched on -&gt; BIOS performs POST -&gt; loads 1sector from MBR (contains partition table)<text:line-break/>GRUB = Grand Unified Boot Loader = most common boot loader on Linux systems for x84/x64 architectures. The boot loader is loaded after the BIOS POST and before the OS.<text:line-break/>The BIOS will read the boot loader into memory from the disk and start it.<text:line-break/>The process loads the boot loader from the MBR, which, then, loads another boot loader which is in the MBR of the bootable partition.<text:line-break/>Its configuration file located : /boot/grub/grub.cfg (grub 2)<text:line-break/></text:p>
      <text:p text:style-name="P2"><text:span text:style-name="T5">/boot/grub/menu.lst<text:line-break/></text:span><text:span text:style-name="T2">Symbolic link to /boot/grub/grub.cfg.</text:span><text:span text:style-name="T5"><text:line-break/></text:span></text:p>
      <text:p text:style-name="P2"><text:span text:style-name="T5">MBR<text:line-break/></text:span><text:span text:style-name="T2">The master boot record is the first sector of a hard disk and contains information on how the hard-disk is partitioned. This first sector is read by the BIOS once the computer starts. Then, once the MBR is found, the small programme inside of the MBR will search for the active marked partition (the one which is the primary one to boot on) and load the first sector of this partition. This sector is called the partition's boot sector. Then, a small programme inside of this boot sector will load the first part of the OS.</text:span><text:span text:style-name="T5"><text:line-break/><text:line-break/>grub-install<text:line-break/></text:span><text:span text:style-name="T3">The bootloader will launch the Linux kernel at the boot time. There are two main <text:line-break/><text:tab/>bootloaders : LILO and GRUB.</text:span></text:p>
      <text:p text:style-name="P4"><text:tab/>Boot time kernel parameters : those parameters are sent to the kernel from the boot loader to <text:line-break/><text:tab/>control peripherals or certain behaviors (set by default in configuration files :/etc/lilo.conf or <text:tab/>/boot/grub/menu.lst, and boot/grub/grub.conf )</text:p>
      <text:p text:style-name="P4"/>
      <text:p text:style-name="P4"><text:tab/>grub conf file : /boot/grub/grub.conf or /boot/grub/menu.lst<text:line-break/><text:tab/>grub2 conf file : /boot/grub/grub.cfg<text:line-break/><text:tab/><text:line-break/><text:tab/><text:span text:style-name="T9">Grub :</text:span><text:line-break/><text:tab/>/boot/grub2/device.map = mapping of the disks<text:line-break/><text:tab/>default= : tells GRUB which OS to boot<text:line-break/><text:tab/>timeout= : time to wait before auto boot<text:line-break/><text:tab/>splashimage= : graphic file to display in background<text:line-break/><text:tab/>always execute update-grub after editing the grub.cfg/grub.conf file !<text:line-break/><text:tab/>Init ram disk = initrd, which contains minimum set of tools, drivers etc to start configuring <text:tab/>the kernel and mount its root filesystem<text:line-break/><text:tab/>grub root option = location of grub files<text:line-break/><text:tab/>kernel = location of the linux kernel (vmlinuz file) + options<text:line-break/><text:tab/>rootnoverify option = grub won't try to access files on the partition, for Oss that grub can't <text:soft-page-break/><text:tab/>directly load the kernel (Windows etc ...).<text:line-break/><text:tab/>chainloading means that a bootloader can call another one<text:line-break/><text:tab/>chainloader +1 option = used to load the first sector of the 'root' location to pass control to <text:tab/>another boot loader (such a windows, dos etc …).<text:line-break/><text:tab/>grub-install /dev/sda or grub-install '(hd0)'<text:line-break/><text:tab/>specify /dev/sda1 or (hd0,0) instead in order to install grub in the boot sector of partition <text:tab/>rather than in the disk's MBR.<text:line-break/><text:tab/>Grub-install after editing grub conf files in etc/grub or etc/grub.d<text:line-break/><text:tab/></text:p>
      <text:p text:style-name="P4"><text:tab/><text:span text:style-name="T9">Lilo :<text:line-break/><text:tab/></text:span>Configuration file : /etc/lilo.conf<text:line-break/><text:tab/>the user ust run lilo command once lilo.conf has been updated.<text:line-break/><text:tab/>Lilo : 300 = 30 seconds</text:p>
      <text:p text:style-name="P2"><text:span text:style-name="T3"><text:tab/>LILO : lilo -q -C /etc/lilo-graphic.conf (display info from lilo config, add -v for verbose)<text:line-break/><text:tab/>-q : displays info about boot configuration<text:line-break/><text:tab/>-C xxx.conf : loads configuration file<text:line-break/><text:tab/>-v : verbose</text:span><text:span text:style-name="T5"><text:line-break/></text:span><text:span text:style-name="T2">Command to install grub.</text:span><text:span text:style-name="T5"><text:line-break/><text:line-break/>Superblock</text:span><text:span text:style-name="T7"><text:line-break/><text:tab/></text:span><text:span text:style-name="T2">Describes basic filesystem features such as the size and the status.<text:line-break/><text:tab/></text:span><text:span text:style-name="T8">File system type</text:span></text:p>
      <text:list xml:id="list4128778391" text:style-name="L1">
        <text:list-item>
          <text:p text:style-name="P8">Size</text:p>
        </text:list-item>
        <text:list-item>
          <text:p text:style-name="P8">Status</text:p>
        </text:list-item>
      </text:list>
      <text:p text:style-name="P6">Information about other metadata structures<text:line-break/>The superblock is the first block of the root partition (not like the MBR which is the first sector of the disk).</text:p>
      <text:p text:style-name="P1"><text:span text:style-name="T1"><text:line-break/><text:line-break/></text:span><text:span text:style-name="T6">Objectives<text:line-break/><text:tab/></text:span><text:span text:style-name="T2">Providing alternative boot locations and backup boot options.<text:line-break/><text:tab/></text:span><text:span text:style-name="T2">Install and configure a boot loader such as GRUB Legacy.<text:line-break/><text:tab/>Perform basic configuration changes for GRUB 2.<text:line-break/><text:tab/>Interact with the boot loader</text:span><text:span text:style-name="T6"><text:line-break/><text:line-break/>Todo<text:line-break/><text:line-break/>Sources<text:line-break/></text:span><text:span text:style-name="T2">MBR = http://www.tldp.org/LDP/sag/html/partitions.html</text:span><text:span text:style-name="T6"><text:line-break/><text:line-break/>Questions</text:span></text:p>
      <text:p text:style-name="P3"/>
      <text:p text:style-name="P1">1. Which of the following is the GRUB 2 boot loader configuration file? </text:p>
      <text:p text:style-name="P1">A. /dev/grub </text:p>
      <text:p text:style-name="P1">B. The MBR </text:p>
      <text:p text:style-name="P1">C. /boot/grub/grub.conf </text:p>
      <text:p text:style-name="P1"><text:soft-page-break/>D. <text:span text:style-name="T10">/boot/grub/grub.cfg </text:span></text:p>
      <text:p text:style-name="P1">E. <text:span text:style-name="T11">/boot/grub/menu.lst </text:span><text:line-break/><text:line-break/>2. How might you identify an initial RAM disk file in GRUB 2? </text:p>
      <text:p text:style-name="P1">A. <text:span text:style-name="T10">initrd /boot/initrd-3.4.2</text:span></text:p>
      <text:p text:style-name="P1">B. <text:span text:style-name="T11">initrd=/boot/initrd-3.4.2</text:span><text:span text:style-name="T10"> </text:span></text:p>
      <text:p text:style-name="P1">C. initramfs /boot/initrd-3.4.2 </text:p>
      <text:p text:style-name="P1">D. initramfs=/boot/initrd-3.4.2 </text:p>
      <text:p text:style-name="P1">E. ramdisk=/boot/initrd-3.4.2<text:line-break/><text:line-break/>3. Which command is used to install GRUB Legacy into the MBR of your first SATA hard </text:p>
      <text:p text:style-name="P1">drive? </text:p>
      <text:p text:style-name="P1">A. grub (hd0,1) </text:p>
      <text:p text:style-name="P1">B. grub-install /dev/sda1 </text:p>
      <text:p text:style-name="P1">C. lilo /dev/sda</text:p>
      <text:p text:style-name="P1">D. <text:span text:style-name="T10">grub-install /dev/sda</text:span> </text:p>
      <text:p text:style-name="P1">E. grub-legacy /dev/sda1 </text:p>
      <text:p text:style-name="P1"/>
      <text:p text:style-name="P1">4. The string root (hd1,5) appears in your /boot/grub/menu.lst file. What does this </text:p>
      <text:p text:style-name="P1">mean? </text:p>
      <text:p text:style-name="P1">A. GRUB Legacy tells the kernel that the kernel’s root partition is the fifth partition of the </text:p>
      <text:p text:style-name="P1">first disk. </text:p>
      <text:p text:style-name="P1">B. <text:span text:style-name="T10">GRUB Legacy looks for files on the sixth partition of the second disk. </text:span></text:p>
      <text:p text:style-name="P1">C. GRUB Legacy looks for files on the fifth partition of the first disk. </text:p>
      <text:p text:style-name="P1">D. GRUB Legacy installs itself in /dev/hd1,5. </text:p>
      <text:p text:style-name="P1">E. GRUB Legacy installs itself in /dev/sdb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7-20T22:34:38</meta:creation-date>
    <dc:date>2014-09-12T14:36:56</dc:date>
    <dc:creator>David </dc:creator>
    <meta:editing-duration>PT2H46M37S</meta:editing-duration>
    <meta:editing-cycles>61</meta:editing-cycles>
    <meta:generator>LibreOffice/3.5$Linux_X86_64 LibreOffice_project/350m1$Build-2</meta:generator>
    <meta:document-statistic meta:table-count="0" meta:image-count="0" meta:object-count="0" meta:page-count="3" meta:paragraph-count="38" meta:word-count="782" meta:character-count="4890" meta:non-whitespace-character-count="4067"/>
  </office:meta>
</office:document-meta>
</file>